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text-properties officeooo:rsid="002825bf" officeooo:paragraph-rsid="002825bf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InfoBlue">
      <style:paragraph-properties fo:margin-left="0cm" fo:margin-right="0cm" fo:text-indent="0cm" style:auto-text-indent="false"/>
    </style:style>
    <style:style style:name="P13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4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Tabletext">
      <style:paragraph-properties style:snap-to-layout-grid="false"/>
    </style:style>
    <style:style style:name="P16" style:family="paragraph" style:parent-style-name="Tabletext">
      <style:text-properties officeooo:rsid="001f72fa" officeooo:paragraph-rsid="001f72fa"/>
    </style:style>
    <style:style style:name="P17" style:family="paragraph" style:parent-style-name="Text_20_body">
      <style:text-properties fo:color="#000000" fo:font-style="normal" style:font-style-asian="normal"/>
    </style:style>
    <style:style style:name="P18" style:family="paragraph" style:parent-style-name="Text_20_body">
      <style:text-properties fo:color="#0000ff" fo:font-style="italic" style:font-style-asian="italic"/>
    </style:style>
    <style:style style:name="P19" style:family="paragraph" style:parent-style-name="Text_20_body">
      <style:text-properties officeooo:rsid="002825bf" officeooo:paragraph-rsid="002825bf"/>
    </style:style>
    <style:style style:name="P20" style:family="paragraph" style:parent-style-name="Heading">
      <style:paragraph-properties fo:text-align="end" style:justify-single-word="false"/>
    </style:style>
    <style:style style:name="P21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2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3" style:family="paragraph" style:parent-style-name="Heading">
      <style:paragraph-properties fo:break-before="page"/>
    </style:style>
    <style:style style:name="P24" style:family="paragraph" style:parent-style-name="Text_20_body">
      <style:text-properties fo:color="#000000" fo:font-style="normal" style:font-style-asian="normal"/>
    </style:style>
    <style:style style:name="P25" style:family="paragraph" style:parent-style-name="Tabletext">
      <style:text-properties officeooo:rsid="00252698" officeooo:paragraph-rsid="00292327"/>
    </style:style>
    <style:style style:name="P26" style:family="paragraph" style:parent-style-name="Heading_20_1">
      <style:paragraph-properties fo:orphans="2" fo:widows="2"/>
    </style:style>
    <style:style style:name="P27" style:family="paragraph" style:parent-style-name="Standard">
      <style:paragraph-properties fo:text-align="center" style:justify-single-word="false"/>
      <style:text-properties officeooo:paragraph-rsid="00292327"/>
    </style:style>
    <style:style style:name="P2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92327" officeooo:paragraph-rsid="00292327" style:font-size-asian="18pt" style:font-weight-asian="bold" style:font-name-complex="Arial"/>
    </style:style>
    <style:style style:name="P29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30" style:family="paragraph" style:parent-style-name="Heading" style:master-page-name="Convert_20_1">
      <style:paragraph-properties style:page-number="auto"/>
    </style:style>
    <style:style style:name="T1" style:family="text">
      <style:text-properties officeooo:rsid="002825bf"/>
    </style:style>
    <style:style style:name="T2" style:family="text">
      <style:text-properties officeooo:rsid="001f72fa"/>
    </style:style>
    <style:style style:name="T3" style:family="text">
      <style:text-properties officeooo:rsid="0021ccf1"/>
    </style:style>
    <style:style style:name="T4" style:family="text">
      <style:text-properties style:font-name="Times New Roman" fo:font-size="10pt" officeooo:rsid="001f72fa"/>
    </style:style>
    <style:style style:name="T5" style:family="text">
      <style:text-properties style:font-name="Times New Roman" fo:font-size="10pt" officeooo:rsid="00252698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8" style:family="text">
      <style:text-properties style:font-name-asian="Arial"/>
    </style:style>
    <style:style style:name="T9" style:family="text">
      <style:text-properties officeooo:rsid="001f72fa" style:font-name-asian="Arial"/>
    </style:style>
    <style:style style:name="T10" style:family="text">
      <style:text-properties officeooo:rsid="00292327"/>
    </style:style>
    <style:style style:name="T1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istema de Apoyo a los Puntos Limpios</text:p>
      <text:p text:style-name="P22">User Story Specification: <text:span text:style-name="T1">Monitorear Camiones</text:span></text:p>
      <text:p text:style-name="P20"/>
      <text:p text:style-name="P21">Version 1.0</text:p>
      <text:p text:style-name="P5"/>
      <text:p text:style-name="Standard"/>
      <text:p text:style-name="Text_20_body"/>
      <text:p text:style-name="Text_20_body"/>
      <text:p text:style-name="P30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4">Version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4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6">1.0</text:p>
          </table:table-cell>
          <table:table-cell table:style-name="Table1.A1" office:value-type="string">
            <text:p text:style-name="P16">Creación de la US</text:p>
          </table:table-cell>
          <table:table-cell table:style-name="Table1.D1" office:value-type="string">
            <text:p text:style-name="P25">Grupo 6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</table:table>
      <text:p text:style-name="Standard"/>
      <text:p text:style-name="P23">Table of Contents</text:p>
      <text:p text:style-name="P13"><text:span text:style-name="T6">1.</text:span><text:span text:style-name="T7"><text:tab/></text:span><text:span text:style-name="T6">Description<text:tab/></text:span><text:a xlink:type="simple" xlink:href="#__RefHeading___Toc508007276" text:style-name="Index_20_Link" text:visited-style-name="Index_20_Link"><text:span text:style-name="T6">3</text:span></text:a></text:p>
      <text:p text:style-name="P13"><text:span text:style-name="T6">2.</text:span><text:span text:style-name="T7"><text:tab/></text:span><text:span text:style-name="T6">Acceptance Criteria<text:tab/></text:span><text:a xlink:type="simple" xlink:href="#__RefHeading___Toc508007277" text:style-name="Index_20_Link" text:visited-style-name="Index_20_Link"><text:span text:style-name="T6">3</text:span></text:a></text:p>
      <text:p text:style-name="P23"><text:span text:style-name="T9">User Story Specification</text:span><text:span text:style-name="T8"> </text:span></text:p>
      <text:p text:style-name="P12"/>
      <text:h text:style-name="Heading_20_1" text:outline-level="1"><text:bookmark-start text:name="__RefHeading___Toc508007276"/>Description<text:bookmark-end text:name="__RefHeading___Toc508007276"/></text:h>
      <text:p text:style-name="P6"/>
      <text:p text:style-name="P19">Como municipio quiero monitorear los camiones <text:s/><text:span text:style-name="T10">recolectores</text:span> para <text:span text:style-name="T10">controlar</text:span> el <text:s/>recorrido.</text:p>
      <text:p text:style-name="P18"/>
      <text:h text:style-name="P26" text:outline-level="1"><text:bookmark-start text:name="__RefHeading___Toc508007277"/>Acceptance Criteria<text:bookmark-end text:name="__RefHeading___Toc508007277"/></text:h>
      <text:p text:style-name="P17"/>
      <text:p text:style-name="P17">- <text:span text:style-name="T1">Actualizar cada cierto tiempo (t) el monitoreo.</text:span></text:p>
      <text:p text:style-name="P17">- <text:span text:style-name="T1">Correcto funcionamiento del GPS de la app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92327" officeooo:paragraph-rsid="00292327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Tabletext">
      <style:text-properties officeooo:rsid="00252698" officeooo:paragraph-rsid="00292327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  <style:text-properties officeooo:paragraph-rsid="00292327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825bf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252698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Monitorear Camiones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3">09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4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44:26.920000000</dc:date>
    <meta:editing-cycles>12</meta:editing-cycles>
    <meta:editing-duration>PT41M59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0" meta:word-count="93" meta:character-count="609" meta:non-whitespace-character-count="530"/>
  </office:meta>
</office:document-meta>
</file>